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margin-top="0in" fo:margin-bottom="0.278in" style:contextual-spacing="false" fo:line-height="150%"/>
    </style:style>
    <style:style style:name="P3" style:family="paragraph" style:parent-style-name="Standard">
      <style:paragraph-properties fo:margin-top="0in" fo:margin-bottom="0.25in" style:contextual-spacing="false" fo:line-height="150%"/>
    </style:style>
    <style:style style:name="P4" style:family="paragraph" style:parent-style-name="No_20_Spacing">
      <style:paragraph-properties fo:orphans="0" fo:widows="0"/>
      <style:text-properties fo:font-weight="bold" officeooo:rsid="001160ea" officeooo:paragraph-rsid="000e52e5" style:font-weight-asian="bold" style:font-weight-complex="bold"/>
    </style:style>
    <style:style style:name="P5" style:family="paragraph" style:parent-style-name="Standard">
      <style:paragraph-properties fo:margin-top="0in" fo:margin-bottom="0.3335in" style:contextual-spacing="false" fo:line-height="150%" fo:text-align="center" style:justify-single-word="false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margin-top="0.25in" fo:margin-bottom="0.25in" style:contextual-spacing="false" fo:line-height="150%"/>
    </style:style>
    <style:style style:name="P8" style:family="paragraph" style:parent-style-name="Standard">
      <style:paragraph-properties fo:line-height="150%"/>
      <style:text-properties fo:font-weight="bold" style:font-weight-asian="bold"/>
    </style:style>
    <style:style style:name="P9" style:family="paragraph" style:parent-style-name="List_20_Paragraph" style:list-style-name="WWNum1">
      <style:paragraph-properties fo:line-height="150%"/>
    </style:style>
    <style:style style:name="P10" style:family="paragraph" style:parent-style-name="No_20_Spacing" style:list-style-name="L1">
      <style:paragraph-properties fo:orphans="0" fo:widows="0"/>
      <style:text-properties fo:font-weight="bold" officeooo:rsid="001160ea" officeooo:paragraph-rsid="000e52e5" style:font-weight-asian="bold" style:font-weight-complex="bold"/>
    </style:style>
    <style:style style:name="P11" style:family="paragraph" style:parent-style-name="No_20_Spacing" style:list-style-name="L1">
      <style:paragraph-properties fo:orphans="0" fo:widows="0"/>
      <style:text-properties fo:font-weight="bold" officeooo:rsid="000e52e5" officeooo:paragraph-rsid="000e52e5" style:font-weight-asian="bold" style:font-weight-complex="bold"/>
    </style:style>
    <style:style style:name="T1" style:family="text">
      <style:text-properties fo:font-size="14pt" style:font-size-asian="14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0e52e5" style:font-weight-asian="bold"/>
    </style:style>
    <style:style style:name="T4" style:family="text">
      <style:text-properties fo:font-weight="bold" officeooo:rsid="000f32a1" style:font-weight-asian="bold"/>
    </style:style>
    <style:style style:name="T5" style:family="text">
      <style:text-properties officeooo:rsid="000e52e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MATURITNÍ PRÁCE</text:span><text:span text:style-name="T1"/></text:p>
      <text:p text:style-name="P1">Název maturitní práce: <text:span text:style-name="T5">Zařízení pro snímání gest</text:span></text:p>
      <text:p text:style-name="P1">Školní rok: 2025/2026</text:p>
      <text:p text:style-name="P1">Autor:<text:bookmark text:name="_GoBack"/> Š<text:span text:style-name="T5">těpán Bílek</text:span></text:p>
      <text:p text:style-name="P1">Vedoucí práce: <text:span text:style-name="T5">Mgr. Zbyšek Nechanický</text:span></text:p>
      <text:p text:style-name="P2">Oponent: <text:span text:style-name="T5">Jaroslav Kořínek</text:span></text:p>
      <text:p text:style-name="P1"><text:span text:style-name="T2">Zadání: </text:span><text:span text:style-name="T3">Zkonstruovat zařízení pro snímání gest.</text:span></text:p>
      <text:p text:style-name="P1"><text:span text:style-name="T2">Účel MAP: </text:span><text:span text:style-name="T3">Efektní ovládání prezentace gesty, </text:span><text:span text:style-name="T4">sloužící především osobním účelům. Veškeré potřebné materiály pro sestrojení budou poskytnuty široké veřejnosti skrze platformu Github</text:span><text:span text:style-name="T3">.</text:span></text:p>
      <text:p text:style-name="P8">Výstup (výstupy) MAP: </text:p>
      <text:list text:style-name="L1">
        <text:list-item>
          <text:p text:style-name="P11">HW a zpracování dat</text:p>
        </text:list-item>
        <text:list-item>
          <text:p text:style-name="P11">Návrh neuronové sítě, sestavení HW</text:p>
        </text:list-item>
        <text:list-item>
          <text:p text:style-name="P10">Program a trénování modelu</text:p>
        </text:list-item>
        <text:list-item>
          <text:p text:style-name="P10">Testování a kompletace</text:p>
        </text:list-item>
      </text:list>
      <text:p text:style-name="P4"/>
      <text:p text:style-name="P4"/>
      <text:p text:style-name="P1"><text:span text:style-name="T2">Obsah: </text:span>(rozepsané úkoly)<text:span text:style-name="T2"/></text:p>
      <text:list text:style-name="WWNum1">
        <text:list-item>
          <text:p text:style-name="P9">Proveďte analýzu problému a navrhněte postupy pro splnění zadání</text:p>
        </text:list-item>
        <text:list-item>
          <text:p text:style-name="P9">Sestavte harmonogram prací a hodnotící list s bodovanými úkoly</text:p>
        </text:list-item>
        <text:list-item>
          <text:p text:style-name="P9">Proveďte vlastní řešení práce dle schváleného harmonogramu</text:p>
        </text:list-item>
        <text:list-item>
          <text:p text:style-name="P9">Proveďte závěrečné zhodnocení práce</text:p>
        </text:list-item>
        <text:list-item>
          <text:p text:style-name="P9">Odevzdejte závěrečnou zprávu ve formě dokumentu v programu Word</text:p>
        </text:list-item>
        <text:list-item>
          <text:p text:style-name="P9">Odevzdejte prezentaci MAP v programu PowerPoint</text:p>
        </text:list-item>
        <text:list-item>
          <text:p text:style-name="P9">Proveďte veřejnou prezentaci svojí MAP </text:p>
        </text:list-item>
      </text:list>
      <text:p text:style-name="P3">Maturitní práce bude mít teoretickou a praktickou část. V teoretické části odevzdáte vytištěnou závěrečnou zprávu a případné další výstupy, plynoucí z Vaší MAP. Závěrečná zpráva, podklady pro prezentaci a případné další výstupy budou uložené v systému <text:soft-page-break/>Moodle. Součástí MAP je závěrečná veřejná prezentace projektu před třídou a dalšími návštěvníky prezentace.</text:p>
      <text:p text:style-name="P3">V praktické části budete svojí MAP obhajovat před maturitní komisí.</text:p>
      <text:p text:style-name="P7"><text:span text:style-name="T2">Datum a podpis vedoucího práce:</text:span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cs" fo:country="CZ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cs" fo:country="CZ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fo:font-size="10pt" style:font-name-asian="Times New Roman" style:font-family-asian="'Times New Roman'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system" style:font-pitch-complex="variable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Řejhová Martina</meta:initial-creator>
    <meta:editing-cycles>14</meta:editing-cycles>
    <meta:creation-date>2021-02-03T11:48:00</meta:creation-date>
    <dc:date>2025-09-29T10:39:07.602202711</dc:date>
    <meta:editing-duration>PT31M1S</meta:editing-duration>
    <meta:generator>LibreOffice/7.4.7.2$Linux_X86_64 LibreOffice_project/40$Build-2</meta:generator>
    <meta:document-statistic meta:table-count="0" meta:image-count="0" meta:object-count="0" meta:page-count="2" meta:paragraph-count="24" meta:word-count="198" meta:character-count="1386" meta:non-whitespace-character-count="1221"/>
    <meta:user-defined meta:name="AppVersion">16.0000</meta:user-defined>
    <meta:user-defined meta:name="Company">SSPS</meta:user-defined>
    <meta:template xlink:type="simple" xlink:actuate="onRequest" xlink:title="Normal" xlink:href=""/>
  </office:meta>
</office:document-meta>
</file>